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Example of making predictions</text:p>
      <text:p text:style-name="Standard">from math import sqrt</text:p>
      <text:p text:style-name="Standard"/>
      <text:p text:style-name="Standard"># calculate the Euclidean distance between two vectors</text:p>
      <text:p text:style-name="Standard">def euclidean_distance(row1, row2):</text:p>
      <text:p text:style-name="Standard"><text:tab/>distance = 0.0</text:p>
      <text:p text:style-name="Standard"><text:tab/>for i in range(len(row1)-1):</text:p>
      <text:p text:style-name="Standard"><text:tab/><text:tab/>distance += (row1[i] - row2[i])**2</text:p>
      <text:p text:style-name="Standard"><text:tab/>return sqrt(distance)</text:p>
      <text:p text:style-name="Standard"/>
      <text:p text:style-name="Standard"># Locate the most similar neighbors</text:p>
      <text:p text:style-name="Standard">def get_neighbors(train, test_row, num_neighbors):</text:p>
      <text:p text:style-name="Standard"><text:tab/>distances = list()</text:p>
      <text:p text:style-name="Standard"><text:tab/>for train_row in train:</text:p>
      <text:p text:style-name="Standard"><text:tab/><text:tab/>dist = euclidean_distance(test_row, train_row)</text:p>
      <text:p text:style-name="Standard"><text:tab/><text:tab/>distances.append((train_row, dist))</text:p>
      <text:p text:style-name="Standard"><text:tab/>distances.sort(key=lambda tup: tup[1])</text:p>
      <text:p text:style-name="Standard"><text:tab/>neighbors = list()</text:p>
      <text:p text:style-name="Standard"><text:tab/>for i in range(num_neighbors):</text:p>
      <text:p text:style-name="Standard"><text:tab/><text:tab/>neighbors.append(distances[i][0])</text:p>
      <text:p text:style-name="Standard"><text:tab/>return neighbors</text:p>
      <text:p text:style-name="Standard"/>
      <text:p text:style-name="Standard"># Make a classification prediction with neighbors</text:p>
      <text:p text:style-name="Standard">def predict_classification(train, test_row, num_neighbors):</text:p>
      <text:p text:style-name="Standard"><text:tab/>neighbors = get_neighbors(train, test_row, num_neighbors)</text:p>
      <text:p text:style-name="Standard"><text:tab/>output_values = [row[-1] for row in neighbors]</text:p>
      <text:p text:style-name="Standard"><text:tab/>prediction = max(set(output_values), key=output_values.count)</text:p>
      <text:p text:style-name="Standard"><text:tab/>return prediction</text:p>
      <text:p text:style-name="Standard"/>
      <text:p text:style-name="Standard"># Test distance function</text:p>
      <text:p text:style-name="Standard">dataset = [[2.7810836,2.550537003,0],</text:p>
      <text:p text:style-name="Standard"><text:tab/>[1.465489372,2.362125076,0],</text:p>
      <text:p text:style-name="Standard"><text:tab/>[3.396561688,4.400293529,0],</text:p>
      <text:p text:style-name="Standard"><text:tab/>[1.38807019,1.850220317,0],</text:p>
      <text:p text:style-name="Standard"><text:tab/>[3.06407232,3.005305973,0],</text:p>
      <text:p text:style-name="Standard"><text:tab/>[7.627531214,2.759262235,1],</text:p>
      <text:p text:style-name="Standard"><text:tab/>[5.332441248,2.088626775,1],</text:p>
      <text:p text:style-name="Standard"><text:tab/>[6.922596716,1.77106367,1],</text:p>
      <text:p text:style-name="Standard"><text:tab/>[8.675418651,-0.242068655,1],</text:p>
      <text:p text:style-name="Standard"><text:tab/>[7.673756466,3.508563011,1]]</text:p>
      <text:p text:style-name="Standard">prediction = predict_classification(dataset, dataset[0], 3)</text:p>
      <text:p text:style-name="Standard">print('Expected %d, Got %d.' % (dataset[0][-1], prediction)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09:51:26.501889887</meta:creation-date>
    <dc:date>2023-10-18T09:52:22.417114459</dc:date>
    <meta:editing-duration>PT5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38" meta:word-count="127" meta:character-count="1329" meta:non-whitespace-character-count="1210"/>
  </office:meta>
</office:document-meta>
</file>